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069d50" fo:background-color="#1e1e1e"/>
    </style:style>
    <style:style style:name="P3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503cm"/>
      <style:text-properties fo:color="#6a9955" style:font-name="Droid Sans Mono" fo:font-size="10.5pt" fo:font-weight="normal" officeooo:paragraph-rsid="00069d50" fo:background-color="#1e1e1e"/>
    </style:style>
    <style:style style:name="T1" style:family="text">
      <style:text-properties fo:color="#b5cea8"/>
    </style:style>
    <style:style style:name="T2" style:family="text">
      <style:text-properties fo:color="#dcdcaa"/>
    </style:style>
    <style:style style:name="T3" style:family="text">
      <style:text-properties officeooo:rsid="00069d50"/>
    </style:style>
    <style:style style:name="T4" style:family="text">
      <style:text-properties fo:color="#c586c0"/>
    </style:style>
    <style:style style:name="T5" style:family="text">
      <style:text-properties fo:color="#569c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#define</text:span><text:span text:style-name="T5"> </text:span><text:span text:style-name="T2">largura_mapa</text:span><text:span text:style-name="T5"> </text:span><text:span text:style-name="T1">5000</text:span></text:p>
      <text:p text:style-name="P1"><text:span text:style-name="T4">#define</text:span><text:span text:style-name="T5"> </text:span><text:span text:style-name="T2">altura_mapa</text:span><text:span text:style-name="T5"> </text:span><text:span text:style-name="T1">2500</text:span></text:p>
      <text:p text:style-name="P2"/>
      <text:p text:style-name="P4">//se o sprite estiver perto dos limites verticais</text:p>
      <text:p text:style-name="P1"><text:span text:style-name="T4">if</text:span> ( pos_x_sprite + largura_sprite &gt; largura_mapa - <text:span text:style-name="T1">20</text:span> || pos_x_sprite &lt; <text:span text:style-name="T1">20</text:span> ){</text:p>
      <text:p text:style-name="P3">//inverte o sentido da velocidade X, para andar no outro sentido</text:p>
      <text:p text:style-name="P1">vel_x_sprite = -vel_x_sprite;</text:p>
      <text:p text:style-name="P1">}</text:p>
      <text:p text:style-name="P3">// se o sprite chegar perto dos limites horizontais</text:p>
      <text:p text:style-name="P1"><text:span text:style-name="T4">if</text:span>( pos_y_sprite + altura_sprite &gt; altura_mapa - <text:span text:style-name="T1">20</text:span> || pos_y_sprite &lt; <text:span text:style-name="T1">20</text:span> ) {</text:p>
      <text:p text:style-name="P3">//inverte o sentido da velocidade Y, para andar no outro sentido</text:p>
      <text:p text:style-name="P1">vel_y_sprite = -vel_y_sprite;</text:p>
      <text:p text:style-name="P1">}</text:p>
      <text:p text:style-name="P2"/>
      <text:p text:style-name="P2">//<text:span text:style-name="T3">Colocar isso após o if desenha</text:span></text:p>
      <text:p text:style-name="P2"><text:span text:style-name="T3">c</text:span>ameraX = pos_x_sprite - LARGURA_TELA/<text:span text:style-name="T1">2</text:span>;</text:p>
      <text:p text:style-name="P1">cameraY = pos_y_sprite - ALTURA_TELA/<text:span text:style-name="T1">2</text:span>;</text:p>
      <text:p text:style-name="P1"><text:span text:style-name="T2">al_draw_bitmap</text:span>(fundo,cameraX,cameraY,<text:span text:style-name="T1">0</text:span>)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5:30:58.166602789</meta:creation-date>
    <dc:date>2019-06-06T15:34:57.259692222</dc:date>
    <meta:editing-duration>PT4M3S</meta:editing-duration>
    <meta:editing-cycles>1</meta:editing-cycles>
    <meta:document-statistic meta:table-count="0" meta:image-count="0" meta:object-count="0" meta:page-count="1" meta:paragraph-count="16" meta:word-count="98" meta:character-count="642" meta:non-whitespace-character-count="560"/>
    <meta:generator>LibreOffice/6.0.7.3$Linux_X86_64 LibreOffice_project/00m0$Build-3</meta:generator>
  </office:meta>
</office:document-meta>
</file>